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679a" officeooo:paragraph-rsid="0009679a"/>
    </style:style>
    <style:style style:name="P2" style:family="paragraph" style:parent-style-name="Standard">
      <style:text-properties officeooo:rsid="0009679a" officeooo:paragraph-rsid="000b36a2"/>
    </style:style>
    <style:style style:name="T1" style:family="text">
      <style:text-properties officeooo:rsid="000b36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jk voor alle scholen waar examen gedaan is (de scholen in bestand 7), of ze voorkomen in de andere data bestanden (op basis van BRIN-nummer). Als ze niet voorkomen in bestand 1/bestand 2, dan moet er uitgezocht worden wat er mis is: deze school bestaat niet meer of heeft een ander BRIN-nummer gekregen. Dit is handmatig werk.</text:p>
      <text:p text:style-name="P1"/>
      <text:p text:style-name="P2">Vervolgens combineer je alle gegevens uit de verschillende bestanden op basis van BRIN-nummer. Het leerlingen aantal is niet direct terug te vinden in een tabel, maar valt wel te berekenen uit een aantal verschillende rijen en kolommen waarin de leerlingen per leerjaar, geslacht en opleidingsniveau zijn opgesplitst (dit jaar zijn de brugklassers vergeten <text:span text:style-name="T1">door een regel code die er niet meer had moeten staan</text:span>). </text:p>
      <text:p text:style-name="P2"/>
      <text:p text:style-name="P2">Daarna neem je uit het aangelegde databestand de namen van de scholen op basis van het BRIN-nummer (dit is waar een aantal fouten zijn opgetreden dit jaar, ik heb het aangelegde databestand geupdate met nieuwe schoolnamen). <text:span text:style-name="T1">Dit is niet noodzakelijk, het is ook mogelijk om handmatig elke school af te gaan om te kijken of de naam klopt. Dit zorgt echter wel voor veel extra werkt: het zijn meer dan 1100 scholen.</text:span></text:p>
      <text:p text:style-name="P1"/>
      <text:p text:style-name="P1">Daarna filter je alle scholen eruit op basis van de gemeente waar ze staan. De namen van de gemeentes komen uit een databestand waar de gemeentes per titel genoemd staan (deze bleek niet up-to-date. Belangrijk om dit volgend jaar goed te hebben, wie heeft deze bij het AD?). Het databestand is nu geupdate, maar wellicht zijn er weer wijzigingen volgend ja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2:05:43.895275546</meta:creation-date>
    <dc:date>2020-01-20T12:22:44.513050786</dc:date>
    <meta:editing-duration>PT6M50S</meta:editing-duration>
    <meta:editing-cycles>1</meta:editing-cycles>
    <meta:document-statistic meta:table-count="0" meta:image-count="0" meta:object-count="0" meta:page-count="1" meta:paragraph-count="4" meta:word-count="254" meta:character-count="1512" meta:non-whitespace-character-count="1261"/>
    <meta:generator>LibreOffice/6.0.7.3$Linux_X86_64 LibreOffice_project/00m0$Build-3</meta:generator>
  </office:meta>
</office:document-meta>
</file>